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0:33:37.37</meta:creation-date>
    <meta:document-statistic meta:table-count="0" meta:image-count="0" meta:object-count="0" meta:page-count="1" meta:paragraph-count="0" meta:word-count="0" meta:character-count="0"/>
    <dc:date>2009-11-04T10:34:35.15</dc:date>
    <meta:editing-duration>PT00H00M57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d00760017007c00bb009d004d00ee00b7008f00c1008200f400c9006300bb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Gp95+RyPWf0p88hWWzOEas3KL0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6dfTNpps1Ik3aEjXXeGerp9ZdQ=</DigestValue>
      </Reference>
      <Reference URI="#ID_000f005c004d001a000900770040002c00b90001001b008a003900f300990000">
        <DigestMethod Algorithm="http://www.w3.org/2000/09/xmldsig#sha1"/>
        <DigestValue>DgLrhAo2UugKwNx0nakVGDwdx2A=</DigestValue>
      </Reference>
    </SignedInfo>
    <SignatureValue>qP2FM77MDgjNg3ITGEKPqrZ55z5MWutMfsdvo00GQQwhv9Z/X5i8r+0IZKQtgYgo
C7FnGZTtwl93jcR6EmxmlZA2nrMn5SVWNxqA+lYt6T7wR45+XXrC39uQRHgfmpc2
gIOMYiaibidVC6YmQQ1NNu604rLnBFuMQPvo/3HNe7k=</SignatureValue>
    <KeyInfo>
      <X509Data>
        <X509IssuerSerial>
          <X509IssuerName>CN=Sub CA 2 Root 7, OU=Development, O=OpenOffice.org, ST=Hamburg, C=DE</X509IssuerName>
          <X509SerialNumber>4097</X509SerialNumber>
        </X509IssuerSerial>
        <X509Certificate>MIIC5jCCAk+gAwIBAgICEAEwDQYJKoZIhvcNAQEFBQAwaDELMAkGA1UEBhMCREUx
EDAOBgNVBAgTB0hhbWJ1cmcxFzAVBgNVBAoTDk9wZW5PZmZpY2Uub3JnMRQwEgYD
VQQLEwtEZXZlbG9wbWVudDEYMBYGA1UEAxMPU3ViIENBIDIgUm9vdCA3MB4XDTA5
MTEyMDEzNTIzMFoXDTM0MTExNDEzNTIzMFowbzELMAkGA1UEBhMCREUxEDAOBgNV
BAgTB0hhbWJ1cmcxFzAVBgNVBAoTDk9wZW5PZmZpY2Uub3JnMRQwEgYDVQQLEwtE
ZXZlbG9wbWVudDEfMB0GA1UEAxMWVXNlciAyIFN1YiBDQSAyIFJvb3QgNzCBnzAN
BgkqhkiG9w0BAQEFAAOBjQAwgYkCgYEA0x9+KLb98LsBIYgExNo9as4JjgQppQ84
23TQ7q1clXkWEcCxUWmVu6iPixx7jIInFiGCgtc2b7O7NqitaeLjzW/vgaz646ms
hrcxHXURoy4diQucXgNFerCpne4x8RXBxfYmjtSJco/0hpTRSTckVoQQ28zyHT5Y
ZpeyF28Vy4ECAwEAAaOBlzCBlDBFBgNVHR8EPjA8MDqgOKA2hjRodHRwOi8vbG9j
YWxob3N0Ojg5MDIvZGVtb0NBL2NybC9TdWJfQ0FfMl9Sb290XzcuY3JsMAsGA1Ud
DwQEAwIF4DAdBgNVHQ4EFgQUzaKuUdDPook6UyN0HWkQ7ipAOiIwHwYDVR0jBBgw
FoAUO1AmRWzi/iixcQqolS14Y44sSJIwDQYJKoZIhvcNAQEFBQADgYEAQIq+VR/Z
D5b9VN2fax2xNO23EW1yqWWaOb15O9NODCJgOejALDRkCSwMqvf5nfHZuQTW4sTL
1QUzdV6HwCyABotunK0MfwPA9ZHkOmS5Ujta4OV5Mon7SlRomuZyPmGToypnqpXQ
PTczXNpupqw9trGsaPCMi2uWpfftLW5kxxE=</X509Certificate>
      </X509Data>
    </KeyInfo>
    <Object>
      <SignatureProperties>
        <SignatureProperty Id="ID_000f005c004d001a000900770040002c00b90001001b008a003900f300990000" Target="#ID_005d00760017007c00bb009d004d00ee00b7008f00c1008200f400c9006300bb">
          <dc:date xmlns:dc="http://purl.org/dc/elements/1.1/">2009-11-20T14:57:49,90</dc:date>
        </SignatureProperty>
      </SignatureProperties>
    </Object>
  </Signature>
</document-signatures>
</file>